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230">
            <text:p>1230</text:p>
          </table:table-cell>
          <table:table-cell office:value-type="date" office:date-value="2023-01-12">
            <text:p>2023-01-12</text:p>
          </table:table-cell>
          <table:table-cell office:value-type="string">
            <text:p>SATD16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23">
            <text:p>23</text:p>
          </table:table-cell>
          <table:table-cell office:value-type="date" office:date-value="2023-01-13">
            <text:p>2023-01-13</text:p>
          </table:table-cell>
          <table:table-cell office:value-type="string">
            <text:p>SATD17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45">
            <text:p>45</text:p>
          </table:table-cell>
          <table:table-cell office:value-type="date" office:date-value="2023-01-13">
            <text:p>2023-01-13</text:p>
          </table:table-cell>
          <table:table-cell office:value-type="string">
            <text:p>SATD18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